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3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1.06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7.98mm"/>
    </style:style>
    <style:style style:name="co8" style:family="table-column">
      <style:table-column-properties fo:break-before="auto" style:column-width="37.43mm"/>
    </style:style>
    <style:style style:name="co9" style:family="table-column">
      <style:table-column-properties fo:break-before="auto" style:column-width="66.08mm"/>
    </style:style>
    <style:style style:name="co10" style:family="table-column">
      <style:table-column-properties fo:break-before="auto" style:column-width="40.43mm"/>
    </style:style>
    <style:style style:name="co11" style:family="table-column">
      <style:table-column-properties fo:break-before="auto" style:column-width="53.9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rticipa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Sans" fo:font-weight="normal" style:font-name-asian="Lucida Sans Unicode" style:font-name-complex="Noto Sans Devanagari" style:font-weight-asian="normal" style:font-weight-complex="normal"/>
    </style:style>
    <style:style style:name="T3" style:family="text">
      <style:text-properties fo:font-weight="normal" style:font-weight-asian="normal" style:font-weight-complex="normal" style:font-name="Sans" style:font-name-asian="Lucida Sans Unicode" style:font-name-complex="Noto Sans Devanagari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gistration_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Group Member</text:p>
            <text:p><text:span text:style-name="T1">(remove </text:span></text:p>
            <text:p><text:span text:style-name="T1">unnecessary </text:span></text:p>
            <text:p><text:span text:style-name="T1">rows)</text:span></text:p>
          </table:table-cell>
          <table:table-cell table:style-name="ce29" office:value-type="string" calcext:value-type="string">
            <text:p>Tutorial wish</text:p>
            <text:p><text:span text:style-name="T1">1=14h or 2=16h</text:span></text:p>
            <text:p><text:span text:style-name="T2">(same for all </text:span></text:p>
            <text:p><text:span text:style-name="T2">members)</text:span></text:p>
          </table:table-cell>
          <table:table-cell table:style-name="ce31" office:value-type="string" calcext:value-type="string">
            <text:p>Group Name</text:p>
            <text:p><text:span text:style-name="T1">(same for all </text:span></text:p>
            <text:p><text:span text:style-name="T1">members)</text:span></text:p>
          </table:table-cell>
          <table:table-cell table:style-name="ce31" office:value-type="string" calcext:value-type="string">
            <text:p>ISIS course subscription</text:p>
            <text:p><text:span text:style-name="T1">yes or no (please explain </text:span></text:p>
            <text:p><text:span text:style-name="T1">why if not: e.g. waiting </text:span></text:p>
            <text:p><text:span text:style-name="T1">for TUBIT account)</text:span></text:p>
          </table:table-cell>
          <table:table-cell table:style-name="ce31" office:value-type="string" calcext:value-type="string">
            <text:p>Firstname</text:p>
          </table:table-cell>
          <table:table-cell table:style-name="ce31" office:value-type="string" calcext:value-type="string">
            <text:p>Surname</text:p>
          </table:table-cell>
          <table:table-cell table:style-name="ce31" office:value-type="string" calcext:value-type="string">
            <text:p>E-Mail address</text:p>
          </table:table-cell>
          <table:table-cell table:style-name="ce33" office:value-type="string" calcext:value-type="string">
            <text:p>Matriculation </text:p>
            <text:p>number</text:p>
            <text:p><text:span text:style-name="T1">(please indicate </text:span></text:p>
            <text:p><text:span text:style-name="T1">preliminary ones </text:span></text:p>
            <text:p><text:span text:style-name="T1">and inform about </text:span></text:p>
            <text:p><text:span text:style-name="T1">final numbers later)</text:span></text:p>
          </table:table-cell>
          <table:table-cell table:style-name="ce31" office:value-type="string" calcext:value-type="string">
            <text:p>Degree Program</text:p>
            <text:p><text:span text:style-name="T1">e.g. MSc Computer </text:span></text:p>
            <text:p><text:span text:style-name="T1">Science, </text:span></text:p>
            <text:p><text:span text:style-name="T1">BSc Mathematik</text:span></text:p>
          </table:table-cell>
          <table:table-cell table:style-name="ce31" office:value-type="string" calcext:value-type="string">
            <text:p>Course type:</text:p>
            <text:p><text:span text:style-name="T1">compulsary (Pflichtfach),</text:span></text:p>
            <text:p><text:span text:style-name="T1">compulsary optional (Wahlpflicht), </text:span></text:p>
            <text:p><text:span text:style-name="T1">elective (Wahlbereich) or </text:span></text:p>
            <text:p><text:span text:style-name="T1">other (Sonstiges) -&gt; please specify</text:span></text:p>
          </table:table-cell>
          <table:table-cell table:style-name="ce31" office:value-type="string" calcext:value-type="string">
            <text:p>non-TU University</text:p>
            <text:p><text:span text:style-name="T2">e.g. </text:span><text:span text:style-name="T3">Erasmus, </text:span><text:span text:style-name="T3">HU, FU</text:span></text:p>
            <text:p><text:span text:style-name="T3">(please leave empty </text:span></text:p>
            <text:p><text:span text:style-name="T3">for TU students)</text:span></text:p>
          </table:table-cell>
          <table:table-cell table:style-name="ce31" office:value-type="string" calcext:value-type="string">
            <text:p>Comment</text:p>
            <text:p><text:span text:style-name="T1">(optional)</text:span></text:p>
          </table:table-cell>
          <table:table-cell table:style-name="Gnumeric-default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string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$2]" office:value-type="float" office:value="2" calcext:value-type="float">
            <text:p>2</text:p>
          </table:table-cell>
          <table:table-cell table:style-name="ce50" table:formula="of:=[.C$2]" office:value-type="string" office:string-value="NoNames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$2]" office:value-type="float" office:value="2" calcext:value-type="float">
            <text:p>2</text:p>
          </table:table-cell>
          <table:table-cell table:style-name="ce50" table:formula="of:=[.C$2]" office:value-type="string" office:string-value="NoNames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$2]" office:value-type="float" office:value="2" calcext:value-type="float">
            <text:p>2</text:p>
          </table:table-cell>
          <table:table-cell table:style-name="ce50" table:formula="of:=[.C$2]" office:value-type="string" office:string-value="NoNames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$2]" office:value-type="float" office:value="2" calcext:value-type="float">
            <text:p>2</text:p>
          </table:table-cell>
          <table:table-cell table:style-name="ce50" table:formula="of:=[.C$2]" office:value-type="string" office:string-value="NoNames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$2]" office:value-type="float" office:value="2" calcext:value-type="float">
            <text:p>2</text:p>
          </table:table-cell>
          <table:table-cell table:style-name="ce50" table:formula="of:=[.C$2]" office:value-type="string" office:string-value="NoNames" calcext:value-type="string">
            <text:p>NoNames</text:p>
          </table:table-cell>
          <table:table-cell table:style-name="ce50" table:number-columns-repeated="4"/>
          <table:table-cell table:style-name="ce53"/>
          <table:table-cell table:style-name="ce50"/>
          <table:table-cell table:style-name="ce50" office:value-type="string" calcext:value-type="string">
            <text:p>elective</text:p>
          </table:table-cell>
          <table:table-cell table:style-name="ce50" table:number-columns-repeated="2"/>
          <table:table-cell table:style-name="Gnumeric-default" table:number-columns-repeated="1011"/>
        </table:table-row>
        <table:table-row table:style-name="ro2">
          <table:table-cell/>
          <table:table-cell table:style-name="ce34"/>
          <table:table-cell table:style-name="ce31" table:number-columns-repeated="5"/>
          <table:table-cell table:style-name="ce33"/>
          <table:table-cell table:style-name="ce31" table:number-columns-repeated="4"/>
          <table:table-cell table:style-name="Gnumeric-default" table:number-columns-repeated="1011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expression table:name="Print_Area" table:base-cell-address="$registration_template.$A$1" table:expression="#REF!"/>
          <table:named-expression table:name="Sheet_Title" table:base-cell-address="$registration_template.$A$1" table:expression="&quot;Participants&quot;"/>
          <table:named-expression table:name="__Anonymous_Sheet_DB__0" table:base-cell-address="$registration_template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.</number:text>
    </number:time-style>
    <number:number-style style:name="N13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3P2" style:volatile="true">
      <loext:fill-character> </loext:fill-character>
      <number:text>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6P1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6P2" style:volatile="true">
      <loext:fill-character> </loext:fill-character>
      <number:text>- 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2P1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loext:min-decimal-places="1" number:min-integer-digits="1"/>
    </number:number-style>
    <number:number-style style:name="N154">
      <number:number number:decimal-places="1" loext:min-decimal-places="1" number:min-integer-digits="1" number:grouping="true"/>
    </number:number-style>
    <number:number-style style:name="N155">
      <number:number number:decimal-places="3" loext:min-decimal-places="3" number:min-integer-digits="1" number:grouping="true"/>
    </number:number-style>
    <number:number-style style:name="N156">
      <number:number number:decimal-places="4" loext:min-decimal-places="4" number:min-integer-digits="1" number:grouping="true"/>
    </number:number-style>
    <number:number-style style:name="N157">
      <number:number number:decimal-places="3" loext:min-decimal-places="3" number:min-integer-digits="1"/>
    </number:number-style>
    <number:number-style style:name="N158">
      <number:number number:decimal-places="4" loext:min-decimal-places="4" number:min-integer-digits="1"/>
    </number:number-style>
    <number:number-style style:name="N160P0" style:volatile="true">
      <number:number number:decimal-places="1" loext:min-decimal-places="1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1" loext:min-decimal-places="1" number:min-integer-digits="1" number:grouping="true"/>
      <number:text> DM</number:text>
      <style:map style:condition="value()&gt;=0" style:apply-style-name="N160P0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4P0" style:volatile="true">
      <number:number number:decimal-places="3" loext:min-decimal-places="3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3" loext:min-decimal-places="3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4" loext:min-decimal-places="4" number:min-integer-digits="1" number:grouping="true"/>
      <number:text> DM</number:text>
    </number:number-style>
    <number:number-style style:name="N166">
      <style:text-properties fo:color="#ff0000"/>
      <number:text>-</number:text>
      <number:number number:decimal-places="4" loext:min-decimal-places="4" number:min-integer-digits="1" number:grouping="true"/>
      <number:text> DM</number:text>
      <style:map style:condition="value()&gt;=0" style:apply-style-name="N166P0"/>
    </number:number-style>
    <number:number-style style:name="N167">
      <number:number number:decimal-places="5" loext:min-decimal-places="5" number:min-integer-digits="1" number:grouping="true"/>
    </number:number-style>
    <number:number-style style:name="N168">
      <number:number number:decimal-places="6" loext:min-decimal-places="6" number:min-integer-digits="1" number:grouping="true"/>
    </number:number-style>
    <number:number-style style:name="N169">
      <number:number number:decimal-places="7" loext:min-decimal-places="7" number:min-integer-digits="1" number:grouping="true"/>
    </number:number-style>
    <number:number-style style:name="N171P0" style:volatile="true">
      <number:text>Ja</number:text>
    </number:number-style>
    <number:number-style style:name="N171P1" style:volatile="true">
      <number:text>Ja</number:text>
    </number:number-style>
    <number:number-style style:name="N171">
      <number:text>Nein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Wahr</number:text>
    </number:number-style>
    <number:number-style style:name="N173P1" style:volatile="true">
      <number:text>Wahr</number:text>
    </number:number-style>
    <number:number-style style:name="N173">
      <number:text>Falsch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Ein</number:text>
    </number:number-style>
    <number:number-style style:name="N175P1" style:volatile="true">
      <number:text>Ein</number:text>
    </number:number-style>
    <number:number-style style:name="N175">
      <number:text>Aus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de" number:country="C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 number:language="de" number:country="C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7P0"/>
    </number:currency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 style:data-style-name="N2" text:time-value="22:38:35.245442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rticipant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nal_20_Results" style:display-name="Final Result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SI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23:47:13.765318441</dc:date>
    <meta:creation-date>2016-03-23T11:32:39Z</meta:creation-date>
    <meta:editing-cycles>253</meta:editing-cycles>
    <meta:editing-duration>PT23H17M38S</meta:editing-duration>
    <meta:generator>LibreOffice/5.3.5.2$Linux_X86_64 LibreOffice_project/30$Build-2</meta:generator>
    <meta:initial-creator>Moritz Augustin</meta:initial-creator>
    <meta:document-statistic meta:table-count="1" meta:cell-count="36" meta:object-count="0"/>
  </office:meta>
</office:document-meta>
</file>